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8E000001069FC285FDB00ED2A3.jpg" manifest:media-type="image/jpeg"/>
  <manifest:file-entry manifest:full-path="Pictures/10000000000003710000034D49F1CE457EA624D3.jpg" manifest:media-type="image/jpeg"/>
  <manifest:file-entry manifest:full-path="Pictures/1000000100000780000008A9BD4D75F15D5651A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Bold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7f7f7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solid" svg:stroke-width="0.018cm" svg:stroke-color="#000000" draw:marker-start-width="0.227cm" draw:marker-end-width="0.22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185cm"/>
      <style:paragraph-properties style:writing-mode="lr-tb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style:font-name="Ubuntu1" fo:font-size="20pt" style:font-size-asian="20pt" style:font-size-complex="20pt"/>
    </style:style>
    <style:style style:name="P4" style:family="paragraph">
      <loext:graphic-properties draw:fill-color="#ffffff"/>
      <style:paragraph-properties style:writing-mode="lr-tb"/>
    </style:style>
    <style:style style:name="T1" style:family="text">
      <style:text-properties style:font-name="Ubuntu1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3.726cm" svg:height="15.851cm" svg:x="0.435cm" svg:y="0cm">
          <draw:image xlink:href="Pictures/1000000100000780000008A9BD4D75F15D5651AD.png" xlink:type="simple" xlink:show="embed" xlink:actuate="onLoad" draw:mime-type="image/png">
            <text:p/>
          </draw:image>
        </draw:frame>
        <draw:frame draw:style-name="gr2" draw:text-style-name="P1" draw:layer="layout" svg:width="9.288cm" svg:height="8.91cm" svg:x="18.703cm" svg:y="0cm">
          <draw:image xlink:href="Pictures/10000000000003710000034D49F1CE457EA624D3.jpg" xlink:type="simple" xlink:show="embed" xlink:actuate="onLoad" draw:mime-type="image/jpeg">
            <text:p/>
          </draw:image>
        </draw:frame>
        <draw:frame draw:style-name="gr2" draw:text-style-name="P1" draw:layer="layout" svg:width="10.095cm" svg:height="6.646cm" svg:x="14.67cm" svg:y="9.102cm">
          <draw:image xlink:href="Pictures/100000000000018E000001069FC285FDB00ED2A3.jpg" xlink:type="simple" xlink:show="embed" xlink:actuate="onLoad" draw:mime-type="image/jpeg">
            <text:p/>
          </draw:image>
        </draw:frame>
        <draw:frame draw:style-name="gr3" draw:text-style-name="P3" draw:layer="layout" svg:width="7.62cm" svg:height="3.435cm" svg:x="15.24cm" svg:y="5.455cm">
          <draw:text-box>
            <text:p text:style-name="P2"><text:span text:style-name="T1">Predicting high risk areas in the event of a pandemic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Bold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Arial2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20T15:56:38.063915888</meta:creation-date>
    <dc:date>2022-11-20T16:10:54.582768875</dc:date>
    <meta:editing-duration>PT12M35S</meta:editing-duration>
    <meta:editing-cycles>4</meta:editing-cycles>
    <meta:generator>LibreOffice/7.3.7.2$Linux_X86_64 LibreOffice_project/30$Build-2</meta:generator>
    <meta:document-statistic meta:object-count="27"/>
  </office:meta>
</office:document-meta>
</file>